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Rubrik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Standardstycketeckensnitt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Övningar och fördjupningar för självstudier inom git</text:h>
      <text:h text:style-name="Rubrik2" text:outline-level="2">Tisdag och onsdag 22/3 – 23/3</text:h>
      <text:p text:style-name="Normal"/>
      <text:p text:style-name="Normal">Alla praktiska gitövningar nedan i desktop-tutorial och det är enklast att använda GitHub Desktop.</text:p>
      <text:p text:style-name="Normal">Ni som ännu inte har läst kapitel 5 i Pro Git bör naturligtvis göra detta.</text:p>
      <text:p text:style-name="Normal">Om ni funderar över hur git fungerar innuti, kolla in kapitel tre som förklarar hur alla förändringar ni lägger in förhåller sig till varandra och hur git kan göra sina trollkonster.</text:p>
      <text:p text:style-name="Normal"/>
      <text:p text:style-name="P2">Jobba med git</text:p>
      <text:p text:style-name="Normal">Igår gjorde de flesta en gren i sina övningsprojekt. Om du inte gjort en gren ännu, gör det nu, om du har svårt att hitta på ett namn, kalla den för laboration.</text:p>
      <text:p text:style-name="Normal">Du kan välja gren genom att trycka på mittenknappen i det svarta knappfältet med tre knappar längst upp i GitHub Desktop fönstret.</text:p>
      <text:p text:style-name="Normal">Skapa en fil i master, kör commit på den och se om den finns i din laborationsgren.<text:s/>Likadant i din labbgren, skapa filer där och se om de dyker upp i main.</text:p>
      <text:p text:style-name="Normal">Se hur du skall göra för att kopiera de nya filerna från main till laboration, se även hur du kopierar dem åt andra hållet.</text:p>
      <text:p text:style-name="Normal">Editera en fil i main på ett sätt och editera samma fil i laboration, vad händer med dina förändringar när du kopierar mellan grenarna? Vad händer om dina ändringar är på samma rad?</text:p>
      <text:p text:style-name="Normal">Grena av laborationsgrenen till en tredje gren, kalla den test. Ändra i någon fil där som finns i både main och laboration, pröva att kopiera från test till laboration. Hände någonting i main då?</text:p>
      <text:p text:style-name="Normal">Ändra på en annan fil i test och kopiera från test till main.</text:p>
      <text:p text:style-name="Normal">Uppdatera laboration från main.</text:p>
      <text:p text:style-name="Normal">Slå ihop test med laboration.</text:p>
      <text:p text:style-name="Normal">Hur gör du för att slå ihop din laborationsgren med main?</text:p>
      <text:p text:style-name="Normal"/>
      <text:p text:style-name="Normal">Läs<text:s/><text:span text:style-name="T3">Pro Git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Rubrik2Char" style:display-name="Rubrik 2 Char" style:family="text" style:parent-style-name="Standardstycketeckensnit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style style:name="WW_CharLFO2LVL1" style:family="text">
      <style:text-properties style:font-name="Arial"/>
    </style:style>
    <style:style style:name="WW_CharLFO2LVL2" style:family="text">
      <style:text-properties style:font-name="Arial"/>
    </style:style>
    <style:style style:name="WW_CharLFO2LVL3" style:family="text">
      <style:text-properties style:font-name="Arial"/>
    </style:style>
    <style:style style:name="WW_CharLFO2LVL4" style:family="text">
      <style:text-properties style:font-name="Arial"/>
    </style:style>
    <style:style style:name="WW_CharLFO2LVL5" style:family="text">
      <style:text-properties style:font-name="Arial"/>
    </style:style>
    <style:style style:name="WW_CharLFO2LVL6" style:family="text">
      <style:text-properties style:font-name="Arial"/>
    </style:style>
    <style:style style:name="WW_CharLFO2LVL7" style:family="text">
      <style:text-properties style:font-name="Arial"/>
    </style:style>
    <style:style style:name="WW_CharLFO2LVL8" style:family="text">
      <style:text-properties style:font-name="Arial"/>
    </style:style>
    <style:style style:name="WW_CharLFO2LVL9" style:family="text">
      <style:text-properties style:font-name="Arial"/>
    </style:style>
    <style:style style:name="WW_CharLFO3LVL1" style:family="text">
      <style:text-properties style:font-name="Arial"/>
    </style:style>
    <style:style style:name="WW_CharLFO3LVL2" style:family="text">
      <style:text-properties style:font-name="Arial"/>
    </style:style>
    <style:style style:name="WW_CharLFO3LVL3" style:family="text">
      <style:text-properties style:font-name="Arial"/>
    </style:style>
    <style:style style:name="WW_CharLFO3LVL4" style:family="text">
      <style:text-properties style:font-name="Arial"/>
    </style:style>
    <style:style style:name="WW_CharLFO3LVL5" style:family="text">
      <style:text-properties style:font-name="Arial"/>
    </style:style>
    <style:style style:name="WW_CharLFO3LVL6" style:family="text">
      <style:text-properties style:font-name="Arial"/>
    </style:style>
    <style:style style:name="WW_CharLFO3LVL7" style:family="text">
      <style:text-properties style:font-name="Arial"/>
    </style:style>
    <style:style style:name="WW_CharLFO3LVL8" style:family="text">
      <style:text-properties style:font-name="Arial"/>
    </style:style>
    <style:style style:name="WW_CharLFO3LVL9" style:family="text">
      <style:text-properties style:font-name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land Ronquist</meta:initial-creator>
    <dc:creator>Roland Ronquist</dc:creator>
    <meta:creation-date>2022-03-24T12:24:00Z</meta:creation-date>
    <dc:date>2022-03-24T12:24:00Z</dc:date>
    <meta:template xlink:href="Normal.dotm" xlink:type="simple"/>
    <meta:editing-cycles>2</meta:editing-cycles>
    <meta:editing-duration>PT0S</meta:editing-duration>
    <meta:document-statistic meta:page-count="1" meta:paragraph-count="3" meta:word-count="254" meta:character-count="1599" meta:row-count="11" meta:non-whitespace-character-count="1348"/>
  </office:meta>
</office:document-meta>
</file>